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564e3" officeooo:paragraph-rsid="00156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ao bella àèìò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Timby</meta:initial-creator>
    <meta:creation-date>2012-02-02T13:52:34</meta:creation-date>
    <dc:date>2017-12-01T15:46:54.156368805</dc:date>
    <meta:editing-duration>PT29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